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4.29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4.897cm" fo:break-before="auto" style:use-optimal-row-height="true"/>
    </style:style>
    <style:style style:name="ro19" style:family="table-row">
      <style:table-row-properties style:row-height="0.877cm" fo:break-before="auto" style:use-optimal-row-height="true"/>
    </style:style>
    <style:style style:name="ro20" style:family="table-row">
      <style:table-row-properties style:row-height="2.342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3.21cm" fo:break-before="auto" style:use-optimal-row-height="true"/>
    </style:style>
    <style:style style:name="ro23" style:family="table-row">
      <style:table-row-properties style:row-height="3.87cm" fo:break-before="auto" style:use-optimal-row-height="true"/>
    </style:style>
    <style:style style:name="ro24" style:family="table-row">
      <style:table-row-properties style:row-height="3.685cm" fo:break-before="auto" style:use-optimal-row-height="true"/>
    </style:style>
    <style:style style:name="ro25" style:family="table-row">
      <style:table-row-properties style:row-height="3.791cm" fo:break-before="auto" style:use-optimal-row-height="true"/>
    </style:style>
    <style:style style:name="ro26" style:family="table-row">
      <style:table-row-properties style:row-height="1.632cm" fo:break-before="auto" style:use-optimal-row-height="true"/>
    </style:style>
    <style:style style:name="ro27" style:family="table-row">
      <style:table-row-properties style:row-height="1.921cm" fo:break-before="auto" style:use-optimal-row-height="true"/>
    </style:style>
    <style:style style:name="ro28" style:family="table-row">
      <style:table-row-properties style:row-height="1.93cm" fo:break-before="auto" style:use-optimal-row-height="true"/>
    </style:style>
    <style:style style:name="ro29" style:family="table-row">
      <style:table-row-properties style:row-height="2.427cm" fo:break-before="auto" style:use-optimal-row-height="true"/>
    </style:style>
    <style:style style:name="ro30" style:family="table-row">
      <style:table-row-properties style:row-height="2.369cm" fo:break-before="auto" style:use-optimal-row-height="true"/>
    </style:style>
    <style:style style:name="ro31" style:family="table-row">
      <style:table-row-properties style:row-height="1.637cm" fo:break-before="auto" style:use-optimal-row-height="true"/>
    </style:style>
    <style:style style:name="ro32" style:family="table-row">
      <style:table-row-properties style:row-height="4.3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38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38">
            <text:p>1012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38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39">
            <text:p>1012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39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39">
            <text:p>1012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39">
            <text:p>1012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39">
            <text:p>1012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39">
            <text:p>1012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4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4">
            <text:p>1012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41">
            <text:p>1012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41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41">
            <text:p>1012 <text:s/>1044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43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43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43">
            <text:p>1012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43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44">
            <text:p>1012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44">
            <text:p>1012 <text:s/>104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45">
            <text:p>1012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46">
            <text:p>1012 <text:s/>10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46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47">
            <text:p>1012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47">
            <text:p>1012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47">
            <text:p>1012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48">
            <text:p>1012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5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5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5">
            <text:p>1012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51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51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51">
            <text:p>1012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51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52">
            <text:p>1012 <text:s/>10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52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53">
            <text:p>1012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58">
            <text:p>1012 <text:s/>104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59">
            <text:p>1012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6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6">
            <text:p>1012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6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6">
            <text:p>1012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6">
            <text:p>1012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61">
            <text:p>1012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61">
            <text:p>1012 <text:s/>104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62">
            <text:p>1012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63">
            <text:p>1012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64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64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64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64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64">
            <text:p>1012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64">
            <text:p>1012 <text:s/>104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65">
            <text:p>1012 <text:s/>104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66">
            <text:p>1012 <text:s/>10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67">
            <text:p>1012 <text:s/>1044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68">
            <text:p>1012 <text:s/>104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68">
            <text:p>1012 <text:s/>104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69">
            <text:p>1012 <text:s/>104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7">
            <text:p>1012 <text:s/>104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71">
            <text:p>1012 <text:s/>104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71">
            <text:p>1012 <text:s/>104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72">
            <text:p>1012 <text:s/>10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73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73">
            <text:p>1012 <text:s/>104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74">
            <text:p>1012 <text:s/>104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76">
            <text:p>1012 <text:s/>104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76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77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78">
            <text:p>1012 <text:s/>104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78">
            <text:p>1012 <text:s/>10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79">
            <text:p>1012 <text:s/>10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79">
            <text:p>1012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79">
            <text:p>1012 <text:s/>1044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">
            <text:p>1012 <text:s/>1044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">
            <text:p>1012 <text:s/>1044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">
            <text:p>1012 <text:s/>1044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1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1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1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1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1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2">
            <text:p>1012 <text:s/>10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2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2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2">
            <text:p>1012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2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3">
            <text:p>1012 <text:s/>104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3">
            <text:p>1012 <text:s/>10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4">
            <text:p>1012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4">
            <text:p>1012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4">
            <text:p>1012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4">
            <text:p>1012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4">
            <text:p>1012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4">
            <text:p>1012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5">
            <text:p>1012 <text:s/>104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5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5">
            <text:p>1012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6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7">
            <text:p>1012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7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8">
            <text:p>1012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8">
            <text:p>1012 <text:s/>104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8">
            <text:p>1012 <text:s/>10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9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89">
            <text:p>1012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9">
            <text:p>1012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9">
            <text:p>1012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9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91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92">
            <text:p>1012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92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6">
            <text:p>116</text:p>
          </table:table-cell>
          <table:table-cell table:style-name="ce3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0" office:value-type="string">
            <text:p>help / I need / your help / I need your help</text:p>
            <text:p>injury / pain / you have pain / you got injure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92">
            <text:p>1012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7">
            <text:p>117</text:p>
          </table:table-cell>
          <table:table-cell table:style-name="ce3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10" office:value-type="string">
            <text:p>water / I drink / you drink / thirsty / I eat / we eat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92">
            <text:p>1012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8">
            <text:p>118</text:p>
          </table:table-cell>
          <table:table-cell table:style-name="ce3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10" office:value-type="string">
            <text:p>blood / blood on your face / blood on your arm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92">
            <text:p>1012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9">
            <text:p>119</text:p>
          </table:table-cell>
          <table:table-cell table:style-name="ce3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10" office:value-type="string">
            <text:p>he cut his leg / he cut his fingers / he cut his hea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92">
            <text:p>1012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0">
            <text:p>120</text:p>
          </table:table-cell>
          <table:table-cell table:style-name="ce3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10" office:value-type="string">
            <text:p>blood / face / your face / arm / your arm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92">
            <text:p>1012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1">
            <text:p>121</text:p>
          </table:table-cell>
          <table:table-cell table:style-name="ce3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10" office:value-type="string">
            <text:p>a box / to carry / to carry a box / he carries a box / he was carrying a box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92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92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92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92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92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6">
            <text:p>12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92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7">
            <text:p>12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92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8">
            <text:p>12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92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9">
            <text:p>12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92">
            <text:p>1012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30">
            <text:p>13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2T10:44:55.92">
            <text:p>1012 <text:s/>1044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0-12T10:44:55.92">
            <text:p>1012 <text:s/>104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0-12T10:44:55.92">
            <text:p>2021/10/12 10:44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12T10:44:55.92">
            <text:p>1012 <text:s/>1044</text:p>
          </table:table-cell>
          <table:table-cell table:style-name="ce7" table:formula="of:=NOW()" office:value-type="date" office:date-value="2021-10-12T10:44:55.92">
            <text:p>1012 <text:s/>1044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0-12T10:44:55.92">
            <text:p>1012 <text:s/>104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40]);&quot;)&quot;)" office:value-type="string" office:string-value="(40)">
            <text:p>(40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9-23T09:08:53.48">
            <text:p>0923</text:p>
          </table:table-cell>
          <table:table-cell table:style-name="ce9" office:value-type="string">
            <text:p>v-1-118</text:p>
          </table:table-cell>
          <table:table-cell table:style-name="ce19" office:value-type="string">
            <text:p>máu / máu trên mặt của bạn / máu trên cánh tay của bạn</text:p>
          </table:table-cell>
          <table:table-cell table:style-name="ce22" office:value-type="string" table:number-columns-spanned="2" table:number-rows-spanned="1">
            <text:p>blood / blood on your face / blood on your arm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v-2-119</text:p>
          </table:table-cell>
          <table:table-cell table:style-name="ce19" office:value-type="string">
            <text:p>anh ấy cắt chân / anh ấy cắt ngón tay / anh ấy cắt đầu</text:p>
          </table:table-cell>
          <table:table-cell table:style-name="ce22" office:value-type="string" table:number-columns-spanned="2" table:number-rows-spanned="1">
            <text:p>he cut his leg / he cut his fingers / he cut his head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h-1-120</text:p>
          </table:table-cell>
          <table:table-cell table:style-name="ce20" office:value-type="string">
            <text:p>ឈាម / មុខ / មុខរបស់អ្នក / ដៃ / ដៃរបស់អ្នក</text:p>
          </table:table-cell>
          <table:table-cell table:style-name="ce22" office:value-type="string">
            <text:p>chien3[blood / mo_k6[face / mo_k3 rob6-wan3 nia_k6 / dai3[hand / dai3 rob6-wan3 nie_k6</text:p>
          </table:table-cell>
          <table:table-cell table:style-name="ce22" office:value-type="string">
            <text:p>blood / face / your face / arm / your arm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크로만. (1) 미케는 결국 오지 않았다. (2) 크로는 페이스트 후 지상에 내려왔다. `뒹굴` 을 했다. (3) 크로를 안아하고 올리고, 무릎 위에 두고, 배를 어루만졌다. &lt;2&gt; 잠시 가만히 하고있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drugi wrześni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wydaje się, że wargi mogą utrzymać kształt `kan`-u. &lt;2&gt; Podnosisz dolną wargę równomiernie, dolną wargę, tutaj to znaczy, lekko wewnętrzą część której, podczas, środkowa część której lekko obniżona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ربعاء، الثاني عشرين من أيلول، الأسبوع الرابع، الشهر التاسع.</text:p>
          </table:table-cell>
          <table:table-cell table:style-name="ce22"/>
          <table:table-cell table:style-name="ce22" office:value-type="string">
            <text:p>it was wednesday, the twenty-second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بيست و دوم ماه سپتامبر، هفته چهار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9">
            <text:p>9</text:p>
          </table:table-cell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солида'рность сформирова'лась в По'льше в 1980 году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một chiếc hộp / mang, mang theo / mang một chiếc hộp / anh ấy mang một chiếc hộp / anh ấy đã mang một chiếc hộp</text:p>
          </table:table-cell>
          <table:table-cell table:style-name="ce22" office:value-type="string" table:number-columns-spanned="2" table:number-rows-spanned="1">
            <text:p>a box / to carry / to carry a box / he carries a box / he was carrying a box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 office:value-type="float" office:value="11">
            <text:p>11</text:p>
          </table:table-cell>
          <table:table-cell table:style-name="ce3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kh-1-</text:p>
          </table:table-cell>
          <table:table-cell table:style-name="ce20" office:value-type="string">
            <text:p>ញ៉ាំ / អ្នកញ៉ាំ / គាត់ញ៉ាំ / ពួកគេញ៉ាំ</text:p>
          </table:table-cell>
          <table:table-cell table:style-name="ce22" office:value-type="string">
            <text:p>nyam3 / nya_k3 nyam6 / kwo_t3 nyam6 / poo3-kee3 nyam6</text:p>
          </table:table-cell>
          <table:table-cell table:style-name="ce22" office:value-type="string">
            <text:p>eat / you eat / he eats / they eat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office:value-type="float" office:value="12">
            <text:p>12</text:p>
          </table:table-cell>
          <table:table-cell table:style-name="ce3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내가 `평평 자리`에 도착할 무렵 달려왔다. (2) 이어, 미케도 왔다. (3) 공원 운동장의 남 쪽 벤치에서 소년들이 있었기 때문에 미케를 안아하고 항상 옹벽 앞으로 돌아갔다. &lt;2&gt; 이 때 크로는 먼저 `팽팽` 에서 혼자 ` 뒹굴` 을 하고 있었다. 그리고 천천히 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3">
            <text:p>13</text:p>
          </table:table-cell>
          <table:table-cell table:style-name="ce3" table:formula="of:=[.B13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dwudziesty trzeci wrześni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4">
            <text:p>14</text:p>
          </table:table-cell>
          <table:table-cell table:style-name="ce3" table:formula="of:=[.B14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ćwiczenie. (2) `kan`. dmuchanie na dziurze od piątej do zerowego. (3) kształt ust. &lt;1&gt; część już pod dolną wargą, gdzie skóra jest lekko wgnieciona, to część lekko unieś, do wewnętrz, a jednocześnie, podkręcasz górną wargę, aby obie usta, razem, tworzą drogi dla powietrza, drogi oddechow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15">
            <text:p>15</text:p>
          </table:table-cell>
          <table:table-cell table:style-name="ce3" table:formula="of:=[.B15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، الثالث عشرين من ايلول، الأسبوع الرابع، الشهر التاسع.</text:p>
          </table:table-cell>
          <table:table-cell table:style-name="ce22"/>
          <table:table-cell table:style-name="ce22" office:value-type="string">
            <text:p>it was friday, the twenty-third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6">
            <text:p>16</text:p>
          </table:table-cell>
          <table:table-cell table:style-name="ce3" table:formula="of:=[.B16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بيست و سوم ماه سپتامبر، هفته چهارم، ماه نهم بود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office:value-type="float" office:value="17">
            <text:p>17</text:p>
          </table:table-cell>
          <table:table-cell table:style-name="ce3" table:formula="of:=[.B17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углуби'те[deepen свои' мы'сли. / незави'симо от того', како'й проду'кт вы производи'те, все'&lt;jo&gt; зави'сит от стоя'щих[standing за ним мы'слеи.</text:p>
            <text:p><text:a xlink:href="http://benfranklin.chips.jp/cake_apps/Cake_IFM11/images/index_2?filter_memo=tome&amp;sort=file_name&amp;direction=desc&amp;RBs_AND_OR_Memo=AND">http://benfranklin.chips.jp/cake_apps/Cake_IFM11/images/index_2?filter_memo=tome&amp;sort=file_name&amp;direction=desc&amp;RBs_AND_OR_Memo=AND</text:a>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6T10:46:06.57">
            <text:p>0926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một hộp rơi. / một hộp rơi trên mặt đất. / một hộp rơi vào anh ta.</text:p>
          </table:table-cell>
          <table:table-cell table:style-name="ce22" office:value-type="string" table:number-columns-spanned="2" table:number-rows-spanned="1">
            <text:p>a box fell. / a box fell on the ground / a box fell on him.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9">
            <text:p>19</text:p>
          </table:table-cell>
          <table:table-cell table:style-name="ce3" table:formula="of:=[.B19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s : <text:a xlink:href="https://youtu.be/K8mbMJ4S-RU?t=915">https://youtu.be/K8mbMJ4S-RU?t=915</text:a></text:p>
            <text:p>sh : <text:a xlink:href="https://youtu.be/K8mbMJ4S-RU?t=939">https://youtu.be/K8mbMJ4S-RU?t=939</text:a></text:p>
            <text:p>ns : <text:a xlink:href="https://youtu.be/K8mbMJ4S-RU?t=966">https://youtu.be/K8mbMJ4S-RU?t=966</text:a></text:p>
            <text:p>t : <text:a xlink:href="https://youtu.be/K8mbMJ4S-RU?t=1000">https://youtu.be/K8mbMJ4S-RU?t=1000</text:a></text:p>
            <text:p>th : <text:a xlink:href="https://youtu.be/K8mbMJ4S-RU?t=1027">https://youtu.be/K8mbMJ4S-RU?t=1027</text:a></text:p>
          </table:table-cell>
          <table:table-cell table:style-name="ce22" office:value-type="string" table:number-columns-spanned="2" table:number-rows-spanned="1">
            <text:p>ts : <text:a xlink:href="https://youtu.be/K8mbMJ4S-RU?t=1061">https://youtu.be/K8mbMJ4S-RU?t=1061</text:a>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0">
            <text:p>20</text:p>
          </table:table-cell>
          <table:table-cell table:style-name="ce3" table:formula="of:=[.B20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평평자리에 달할 무렵, 크로는 그 위치의 옹벽 위에 있었다. &lt;2&gt; 다시 계단 아래에서 내려 오려고 했었는지. &lt;3&gt; 그대로 항상 옹벽으로. (2) 미케가 먼저 지상에 내려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1">
            <text:p>21</text:p>
          </table:table-cell>
          <table:table-cell table:style-name="ce3" table:formula="of:=[.B2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ąty wrześni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22">
            <text:p>22</text:p>
          </table:table-cell>
          <table:table-cell table:style-name="ce3" table:formula="of:=[.B2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23">
            <text:p>23</text:p>
          </table:table-cell>
          <table:table-cell table:style-name="ce3" table:formula="of:=[.B2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خامس عشرين من أيلول، الأسبوع الرابع، الشهر التاسع.</text:p>
          </table:table-cell>
          <table:table-cell table:style-name="ce22"/>
          <table:table-cell table:style-name="ce22" office:value-type="string">
            <text:p>it was saturday, the twenty-fifth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4">
            <text:p>24</text:p>
          </table:table-cell>
          <table:table-cell table:style-name="ce3" table:formula="of:=[.B24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بيست و پنجم ماه سپتامبر، هفته چهار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25">
            <text:p>25</text:p>
          </table:table-cell>
          <table:table-cell table:style-name="ce3" table:formula="of:=[.B25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ы и'щете[look-for цену на рис. / вы де'лаете это, потому что хоти'те по'&lt;a&gt;моть лю'дям, выра'щивающим рис.</text:p>
            <text:p><text:a xlink:href="http://benfranklin.chips.jp/cake_apps/Cake_IFM11/images/view/49348">http://benfranklin.chips.jp/cake_apps/Cake_IFM11/images/view/49348</text:a>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7T11:56:19.96">
            <text:p>0927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ឈាម / មុខ / ឈាម នៅលើ មុខ / មុខ របស់ អ្នក / ឈាម នៅលើ មុខ របស់ អ្នក</text:p>
          </table:table-cell>
          <table:table-cell table:style-name="ce22" office:value-type="string">
            <text:p>chien3 / mo_k6 / chien3 man6-lou6 mo_k6 / mo_k6 rob-wan-nya_k6 / chien3 man6-lou6 mo_k6 rob-wan-nya_k6</text:p>
          </table:table-cell>
          <table:table-cell table:style-name="ce22" office:value-type="string">
            <text:p>blood / face / blood on the face / your face / blood on your face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8">
            <text:p>28</text:p>
          </table:table-cell>
          <table:table-cell table:style-name="ce3" table:formula="of:=[.B2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먼저 운동장 근처, 이미. (2) 미케오 온다. 평평자리 좀 앞까지. (3) 페이스트 후 크로가 내려왔다. &lt;2&gt; 마사지. 하지만, 곧 옹벽으로 돌려 보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9">
            <text:p>29</text:p>
          </table:table-cell>
          <table:table-cell table:style-name="ce3" table:formula="of:=[.B2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szósty września, czwarty tu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0">
            <text:p>30</text:p>
          </table:table-cell>
          <table:table-cell table:style-name="ce3" table:formula="of:=[.B2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nowu `kan`, a potem `dai-kan`. (2) ruch przejściowy obu warg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31">
            <text:p>31</text:p>
          </table:table-cell>
          <table:table-cell table:style-name="ce3" table:formula="of:=[.B3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سادس عشرين من أيلول، الأسبوع الرابع، الشهر التاسع.</text:p>
          </table:table-cell>
          <table:table-cell table:style-name="ce22"/>
          <table:table-cell table:style-name="ce22" office:value-type="string">
            <text:p>it was sunday, the twenty-sixth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2">
            <text:p>32</text:p>
          </table:table-cell>
          <table:table-cell table:style-name="ce3" table:formula="of:=[.B3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ششم ماه سپتامبر، هفته چهار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3">
            <text:p>33</text:p>
          </table:table-cell>
          <table:table-cell table:style-name="ce3" table:formula="of:=[.B32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 проли'ве Цугару, кора'бль опроки'нулся в 1954 году, двадцать шесто'е сентя'бря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8T10:32:35.98">
            <text:p>0928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cầu thang / thang máy / tường / sàn nhà / </text:p>
          </table:table-cell>
          <table:table-cell table:style-name="ce22" office:value-type="string" table:number-columns-spanned="2" table:number-rows-spanned="1">
            <text:p>階段。エレベーター。壁。床。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35">
            <text:p>35</text:p>
          </table:table-cell>
          <table:table-cell table:style-name="ce3" table:formula="of:=[.B3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&lt;2&gt; 미케의 마사지를 시작했던 무렵, 크로가 돌출 뒤에서 왔다. (2) 돌아가기. &lt;1&gt; 미케는 스스로 돌아갔다. (3) 운동장에는 아무도 없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6">
            <text:p>36</text:p>
          </table:table-cell>
          <table:table-cell table:style-name="ce3" table:formula="of:=[.B3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wudziesty siódmy września, pią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37">
            <text:p>37</text:p>
          </table:table-cell>
          <table:table-cell table:style-name="ce3" table:formula="of:=[.B3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 `kan`. &lt;1&gt; jak dla kształtu warg, poznałem[recognized inną nową formę. &lt;2&gt; warga dolna : unieś[raise każdą część wargi dolnej, prawie równomiernie[evenly. &lt;3&gt; warga górna : zakrzywiasz[curve czubek[tip wargi górnej w dół. &lt;4&gt; w ten sposób, popychasz[push wychodzący[out-going strumień[stream powietrza w dół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office:value-type="float" office:value="38">
            <text:p>38</text:p>
          </table:table-cell>
          <table:table-cell table:style-name="ce3" table:formula="of:=[.B37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سابع عشرين من أيلول، الأسبوع الخامس، الشهر التاسع.</text:p>
          </table:table-cell>
          <table:table-cell table:style-name="ce22"/>
          <table:table-cell table:style-name="ce22" office:value-type="string">
            <text:p>it was monday, the twenty-seventh of september, the fif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9">
            <text:p>39</text:p>
          </table:table-cell>
          <table:table-cell table:style-name="ce3" table:formula="of:=[.B38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بيست و هفتم ماه سپتامبر، هفته پنج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40">
            <text:p>40</text:p>
          </table:table-cell>
          <table:table-cell table:style-name="ce3" table:formula="of:=[.B39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вадцать восьмое сентября : маркс и другие люди сформировали первый интернационал в 1864 году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1T13:39:42.39">
            <text:p>1001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របួស / ឈឺចាប់ / ឈាម / ជាទេ? / ល្អ / អាក្រក់</text:p>
          </table:table-cell>
          <table:table-cell table:style-name="ce22" office:value-type="string">
            <text:p>rbu6-oo3 / chuu3-cha_p3 / chiem3 / chuu3-tei3 / la6-oo3 / an3-tro4(3-&gt;6)</text:p>
          </table:table-cell>
          <table:table-cell table:style-name="ce22" office:value-type="string">
            <text:p>injury / pain / blood / how are you ? / good / bad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옆까지. (2) 곧 이어 미레도 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trzydziesty września, ostatniej dnia tego miesiąc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wczoraj po pierwszy raz, zagrałem melodię z dźwiękami `dai-kan`-u, używając dwu dźwięki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druga sesja. w tym serie, tylko muzyka bluesowa. &lt;2&gt; tylko taka muzyka, która płynie w moim ciele; która wychodzi z mojego ciała, a nie z mojej kory mózgowej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3T10:13:01.41">
            <text:p>1003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nguy hiểm / * / một lỗ / sàn nhà / một lỗ trên sàn</text:p>
          </table:table-cell>
          <table:table-cell table:style-name="ce22" office:value-type="string" table:number-columns-spanned="2" table:number-rows-spanned="1">
            <text:p>danger / dangerous / a hole / the floor / a hole on the floor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4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바로 7시 반 무렵 비가 내리기 시작했다. &lt;2&gt; 번개가 번쩍하고 있었다. 이어 곧 천둥이 울렸다. &lt;3&gt; 비는 강했다. 억수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7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옹벽에 도착한 때 옹벽 위엔 아무도 없었다. &lt;2&gt; 미케가 울타리 내에서 울리고 있다. &lt;3&gt; 미케에게 `나오자` 라고 호소했다. &lt;4&gt; 미게가 나왔다. &lt;5&gt; 문득 지상을 보면, 크로도 보도 쪽에서 들어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8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rugi października, pierwszy tydzień, dziesiąty miesiąc, w roku dwa tysiące dwudziestego pierwszego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9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0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skomponowałem melodię, prawie w sposób impro-a &lt;2&gt; gatunek, to jest, irańsko-arabska. &lt;3&gt; czas trwania tej melodii, to około trzech minut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4T10:58:53.28">
            <text:p>1004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គ្រោះថ្នាក់ / គ្រោះថ្នាក់ / ប្រហោង / ជាន់</text:p>
          </table:table-cell>
          <table:table-cell table:style-name="ce22" office:value-type="string">
            <text:p>kro3-tna_k6 / * / ro6-haon_g3 / cho3-an4</text:p>
          </table:table-cell>
          <table:table-cell table:style-name="ce22" office:value-type="string">
            <text:p>dangerous / danger / a hole / floor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, 그리고, 미케가 지상에 나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trzeci października, pierwszy tydzień, dziesiąty miesiąc, w roku dwa tysiące dwudziestego pierwszego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melodia używając dźwięków `dai-kan`-u. użyłem czterech nut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" office:value-type="float" office:value="56">
            <text:p>56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znowu skomponowałem melodię irańsko-arabską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5T14:00:22.92">
            <text:p>1005</text:p>
          </table:table-cell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지상에. 미케가 곧 이어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5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czwarty października, pierwszy tydzień, dzies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5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(1) shino : dwie sesje w ciągu jednego dnia. &lt;2&gt; pierwsza sesja, skomponowanie. &lt;3&gt; druga sesja, ćwiczenia wydmuchania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9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gitara : strojenie[tuning. skala japońska. imię, to `hira`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0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21" office:value-type="string" table:number-columns-spanned="3" table:number-rows-spanned="1">
            <text:p>星期一。（1） 购买。给猫喂[wei食后，去一家商店，名字是`创造`（日语：クリエイト）。&lt;2&gt; 买了许多东西。两副橡胶[xiang4jiao1手套， 用于建设工作、土壤工作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1]+1" office:value-type="float" office:value="6">
            <text:p>6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hôm qua đã thứ hai. / nó đã ngày 4, tháng 10.</text:p>
          </table:table-cell>
          <table:table-cell table:style-name="ce22" office:value-type="string" table:number-columns-spanned="2" table:number-rows-spanned="1">
            <text:p>it was the fourth of october.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6T09:38:01.61">
            <text:p>1006</text:p>
          </table:table-cell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지상에. 미케는 내가 도착한 때 아직 옹벽 위. (2) 운동장에 몇명 소년들. &lt;2&gt; 서로 말하고 있다. <text:s/>&lt;3&gt; 한 소년이 `고양이에게 먹이를 주고 있다` 라고 말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wtorek, piąty października, pierwszy tydzień, dzies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(1) shino : dźwięk, głośność którego, stopniowo zwiększać. &lt;2&gt; ten proces, powtórz dwukrotnie. jednokrotni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gitara : skala japońska. (3) zróbmy to, co bym zrobił, gdybym był w konserwatorium muzycznym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星期二。购买。昨天，不买。去公园给猫子们喂食。而已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9" office:value-type="string" table:number-columns-spanned="3" table:number-rows-spanned="1">
            <text:p>(2) 上牙。门牙。左侧。第一颗。那个牙齿[ya2chi3，正在摇晃[yao2huang4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8T09:21:39.44">
            <text:p>1008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ឈាម / មុខ / ឈាមនៅលើមុខ / មុខរបស់អ្នក / ឈាមនៅលើមុខរបស់អ្នក</text:p>
          </table:table-cell>
          <table:table-cell table:style-name="ce22" office:value-type="string">
            <text:p>chim3 / mo_k3 / chim3 men3-lou3 mo_k6 / mo_k3 rob6-wan3 nia_k6 / chim3 men3-lou3 mo_k3 rob6-wan3 nia_k6</text:p>
          </table:table-cell>
          <table:table-cell table:style-name="ce22" office:value-type="string">
            <text:p>blood / face / blood on the face / your face / blood on your face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69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앞으로까지 나와 있었다. &lt;2&gt; `뒹굴` 을 자꾸 한다. &lt;3&gt; 미케가 울리기 시작했기 때문에, 크로를 안아하고 옹벽으로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0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마사지를 하고 있었을 때, 크로가 미케에게 양손으로 공격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siódmy października, drugi tydzień, dzies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7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półnuty. od odległej dziury do dolnych dziur, gdzie wydmuchać półnuty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73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nie zagrałem. &lt;2&gt; czuję się dobrze, tak, kiedy gram na gitarze. &lt;3&gt; ale, jakie jest znaczenie, że gram na gitarze, zamiast[instead na flecie japońskiej? &lt;4&gt; zwłaszcza, gdy usilnie[earnestly chcę być lepszy <text:s/>w grze na tym instrumenci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4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星期四。给东和公司打电话。拜托取消工作预定。（2）因为，我的一颗门牙开始疼痛，触摸一下，正在摇晃，看起来好像即将（随时）可能抽出来。（3）我最后想到，这颗牙齿需要治疗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5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китайская народная республика, вое'нные вошли' в Тибе'т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6]+1" office:value-type="float" office:value="9">
            <text:p>9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иссле'дования[research по Япо'нии. начне'&lt;jo&gt;м[start писа'ть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77]+1" office:value-type="float" office:value="10">
            <text:p>10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سابع من تشرين، الأسبوع الثاني، الشهر العاشر.</text:p>
          </table:table-cell>
          <table:table-cell table:style-name="ce22" office:value-type="string">
            <text:p>tishriyn[october / al'AAshiru[tenth</text:p>
          </table:table-cell>
          <table:table-cell table:style-name="ce22" office:value-type="string">
            <text:p>it was thursday, the seventh of october, the second week, the te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table:formula="of:=[.B78]+1" office:value-type="float" office:value="11">
            <text:p>11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هفتم اکتبر، هفته دوم، ماه دهم.</text:p>
          </table:table-cell>
          <table:table-cell table:style-name="ce22" office:value-type="string">
            <text:p>oktoobr[october / dovoom[second / dahoom[tenth</text:p>
          </table:table-cell>
          <table: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9T10:39:14.31">
            <text:p>1009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bạ̣n có mệt không? / bạn có mệt. bạn cần ngồi xuống. / bạn có đói?</text:p>
          </table:table-cell>
          <table:table-cell table:style-name="ce22" office:value-type="string" table:number-columns-spanned="2" table:number-rows-spanned="1">
            <text:p>are you tired? / you need to sit down / are you hungry?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8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평평자리에서 크로는 `뒹굴`. &lt;2&gt; 미케가 다시 울리기 시작. &lt;3&gt; 크로를 그 자리에 두고, <text:s/>옹벽으로. &lt;4&gt; 옹벽에서 미케를 잡고, 지상으로 내렸다. <text:s/>&lt;5&gt; 그리고, 다시 크로의 장소으로 돌아가기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8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ósmy paździenika, drugi tydzień, dziesiąty miesiąc, rok dwóch tysięcy dwudziestu jeden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8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czoraj, nie zagrałem. &lt;2&gt; mój starszy brat przyszedł do domu. &lt;3&gt; poszliśmy do pobliskiej restauracji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83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nie zagrałem też. (2) wolę raczej zagrać na shamisen-iu, japońskiej gitarz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4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昨天。星期五。（1）去了齿科医院。它在沟gou1之口。坐电车。从宫前平站开始，第三座火车站。家门到家门计算，需要大概30分钟。前天做预约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/ 1895.10.8 Коре'йская императри'ца Мин была убит в результате инциде'нта названием `Инцидент с Э'&lt;uu&gt;улми`, людьми, в том числе сотру'дниками японского по'&lt;a&gt;сольства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86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ثامن من تشرين، الأسبوع الثاني، الشهر العاشر.</text:p>
          </table:table-cell>
          <table:table-cell table:style-name="ce22"/>
          <table:table-cell table:style-name="ce22" office:value-type="string">
            <text:p>it was friday, the eigth of october, the second week, the te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7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هشتم ماه اکتبر، هفته دوم، ماه د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88]+1" office:value-type="float" office:value="10">
            <text:p>10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ts : <text:a xlink:href="https://youtu.be/K8mbMJ4S-RU?t=1061">https://youtu.be/K8mbMJ4S-RU?t=1061</text:a></text:p>
            <text:p>tsh : <text:a xlink:href="https://youtu.be/K8mbMJ4S-RU?t=1092">https://youtu.be/K8mbMJ4S-RU?t=1092</text:a></text:p>
            <text:p>ntsh : <text:a xlink:href="https://youtu.be/K8mbMJ4S-RU?t=1126">https://youtu.be/K8mbMJ4S-RU?t=1126</text:a></text:p>
            <text:p>v : <text:a xlink:href="https://youtu.be/K8mbMJ4S-RU?t=1156">https://youtu.be/K8mbMJ4S-RU?t=1156</text:a></text:p>
            <text:p>mv : <text:a xlink:href="https://youtu.be/K8mbMJ4S-RU?t=1190">https://youtu.be/K8mbMJ4S-RU?t=1190</text:a></text:p>
          </table:table-cell>
          <table:table-cell table:style-name="ce22" office:value-type="string" table:number-columns-spanned="2" table:number-rows-spanned="1">
            <text:p>n :</text:p>
            <text:p>w : <text:a xlink:href="https://youtu.be/K8mbMJ4S-RU?t=1219">https://youtu.be/K8mbMJ4S-RU?t=1219</text:a>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10T13:40:29.96">
            <text:p>1010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នឿយហត់ / អ្នកនឿយហត់ / ខ្ញុំអស់កម្លាំង / គាត់អស់កម្លាំង</text:p>
          </table:table-cell>
          <table:table-cell table:style-name="ce22" office:value-type="string">
            <text:p>nu6-yii3 ho_k3 / nia_k3 * / hniom4 aa3-kom6-lang6 / kwo_t3 *</text:p>
          </table:table-cell>
          <table:table-cell table:style-name="ce22" office:value-type="string">
            <text:p>tired / you are tired / I am tired / he is tired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9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옹벽으로 돌아갈 때, 미케는 변화 없이 내가 크로를 올릴 때 자신은 지상에 앉아 <text:s/>울리면서 내를 기다리고 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ziewiąty października, szósty dzień tygodnia, drugi tydzień, dziesiąty miesiąc, dwa tysiąca dwadzieścia jeden w kalendarze gregoriańskim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9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dai-kan`-u. wychodzili jaśnie. brzmią spokojni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昨天，星期六。白天做数学。什么课书也不使用。只是，搜索在联网里，这些关于数学的文件。（2）要是感觉有兴趣、能理解到的预测，那就开始阅读，就是说，一边阅读，一边也拿起铅笔，在纸上自己`做数学`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94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/ 1446.10.9 корея. (1) национальный день хангыля. (2) корейский коро'ль седжон опубликовал письма хангыля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95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تاسع من تشرين، الأسبوع الثاني، الشهر العاشر.</text:p>
          </table:table-cell>
          <table:table-cell table:style-name="ce22" office:value-type="string">
            <text:p>al'AAshiru</text:p>
          </table:table-cell>
          <table:table-cell table:style-name="ce22" office:value-type="string">
            <text:p>it was saturday, the ninth of october, the second week, the te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9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نهم ماه اکتبر، هفته دوم، ماه د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11T09:50:18.63">
            <text:p>1011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chân của bạn có đau không? / gậy / sắt / gậy / sắt / gậy sắt (thanh sắt).</text:p>
          </table:table-cell>
          <table:table-cell table:style-name="ce22" office:value-type="string" table:number-columns-spanned="2" table:number-rows-spanned="1">
            <text:p>does your leg hurt? / a rod / iron / an iron rod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9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먼저 계단의 바로 북 쪽에서. (2) 곧 이어, 미케도 왔다. &lt;2&gt; 근처 나무의 뿌리에서 발톱을 갈고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9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niedziele, dziesiąty października, ostatni dzień tygodnia, drugi tydzień, dziesiąty miesiąc, w roku dwóch tysięcy dwudziestego pierwszego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00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 na dziurach trzeciej i czwartej. znowu wychodzili jaśnie. (2) `kan` na dziurzach od pierwszej <text:s/>do zerowej. &lt;2&gt; szczególnie, na dziurze zerowej. wcześniej nie dźwięk nie wychodił. (3) niewielka różnica w kształcie warg, to powoduje zmianę brzmienia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01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再一次，白天做数学。（2）阅读关于`概率`的文件。又一边动亲手实行计算。（3）可能说大家都一样，我也为了理解文件内容，需要动手、自己实行文件所被说明的概念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0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они начали учанское восстание в Китае, десятое октября, 1911 году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10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عاشر من تشرين، آخر أيام الأسبوع، الأسبوع الثاني، الشهر العاشر.</text:p>
          </table:table-cell>
          <table:table-cell table:style-name="ce22" office:value-type="string">
            <text:p>aaxra ayaam</text:p>
          </table:table-cell>
          <table:table-cell table:style-name="ce22" office:value-type="string">
            <text:p>it was sunday, the tenth of october, the last day of the week, the second week, the te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104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دهم ماه آکتبر، آخرين روز هفته، هفته دوم، ماه دهم.</text:p>
          </table:table-cell>
          <table:table-cell table:style-name="ce22" office:value-type="string">
            <text:p>oxariyn[last</text:p>
          </table:table-cell>
          <table: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12T09:20:49.49">
            <text:p>1012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អាហារ / ឃ្លាន / ញ៉ាំ / ផឹក / ទឹក</text:p>
          </table:table-cell>
          <table:table-cell table:style-name="ce22" office:value-type="string">
            <text:p>aa3-haee3 / k6-len3 / niam3 / pa_k3 / ta_k3</text:p>
          </table:table-cell>
          <table:table-cell table:style-name="ce22" office:value-type="string">
            <text:p>food / hungry / eat / drink / water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0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평평 자리. (2) 미케도 평평 자리에서 `뒹굴` 을 자꾸 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10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jedenasty października, pierwszy dzień tygodnia, trzeci tydzień, dziesiąty miesiąc, w roku dwóch tysięcy dwudziestego pierwszego w kalendarzu gregoriańsim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10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 na czwartym i trzecim. (2) przejście od dźwięku `o-tu`-u do `kan`-u. &lt;2&gt; nacisk kładziony na głośność `o-tu`-u, próbując wyrównać głośność `o-tu`u i `kan`-u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109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白天数学。(2) 也开始物理学。拉格朗日方程。（3）拉格朗日函数：动能T和潜能V的差异。把该函数用速度偏导，可得到动能T的速度偏导数，这片数，相当于该物体的动量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table:formula="of:=[.B110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Гесанг-Вандуй, начальник[chief подразделения[division тибетских воорженных сил, сдается[surrender НОАК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111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حادي من تشرين، أول أيام الأسبوع، الأسبوع الثالث، الشهر العاشر.</text:p>
          </table:table-cell>
          <table:table-cell table:style-name="ce22"/>
          <table:table-cell table:style-name="ce22" office:value-type="string">
            <text:p>it was monday, the eleventh of october, the first day of the week, the third week, the te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table:formula="of:=[.B112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يازدهم ماه اکتبر، اولين روز هفته، هفته سوم، ماه د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12T10:44:51.67">
            <text:p>1012 <text:s/>104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12T10:44:51.67">
            <text:p>1012 <text:s/>1044</text:p>
          </table:table-cell>
          <table:table-cell table:style-name="ce7" table:formula="of:=NOW()" office:value-type="date" office:date-value="2021-10-12T10:44:56.3">
            <text:p>1012 <text:s/>104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12T10:44:56.3">
            <text:p>1012 <text:s/>104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2">2021/10/12</text:date>, <text:time>10:44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0-12T10:44:54.45</dc:date>
    <dc:creator>iwabuchi ken</dc:creator>
    <meta:editing-duration>P7DT23H27M50S</meta:editing-duration>
    <meta:editing-cycles>1157</meta:editing-cycles>
    <meta:generator>OpenOffice/4.1.3$Win32 OpenOffice.org_project/413m1$Build-9783</meta:generator>
    <meta:document-statistic meta:table-count="2" meta:cell-count="1488" meta:object-count="0"/>
  </office:meta>
</office:document-meta>
</file>